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7c9d0" officeooo:paragraph-rsid="0007c9d0"/>
    </style:style>
    <style:style style:name="P2" style:family="paragraph" style:parent-style-name="Heading_20_2">
      <style:text-properties officeooo:paragraph-rsid="0024e0a2"/>
    </style:style>
    <style:style style:name="P3" style:family="paragraph" style:parent-style-name="Text_20_body" style:list-style-name="L1">
      <style:text-properties officeooo:rsid="0007c9d0" officeooo:paragraph-rsid="0007c9d0"/>
    </style:style>
    <style:style style:name="P4" style:family="paragraph" style:parent-style-name="Text_20_body">
      <style:text-properties officeooo:rsid="0024e0a2" officeooo:paragraph-rsid="0024e0a2"/>
    </style:style>
    <style:style style:name="P5" style:family="paragraph" style:parent-style-name="Text_20_body">
      <style:text-properties officeooo:rsid="0024e0a2" officeooo:paragraph-rsid="0024e0a2"/>
    </style:style>
    <style:style style:name="T1" style:family="text">
      <style:text-properties officeooo:rsid="0024e0a2"/>
    </style:style>
    <style:style style:name="T2" style:family="text">
      <style:text-properties officeooo:rsid="0007c9d0"/>
    </style:style>
    <style:style style:name="T3" style:family="text">
      <style:text-properties officeooo:rsid="0025b5bf"/>
    </style:style>
    <style:style style:name="T4" style:family="text">
      <style:text-properties officeooo:rsid="0025cf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icks’ method to make paper organ pipes</text:h>
      <text:p text:style-name="P4">Wicks contrived this system of making organ pipes to make it easier and cheaper for the amateur to build their first organ pipes. These paper pipes are meant to imitate metal pipes, but without the need for expensive and difficult metalworking techniques. <text:span text:style-name="T2">Wicks lists several advantages to his system for making paper organ pipes:</text:span></text:p>
      <text:list text:style-name="L1">
        <text:list-item>
          <text:p text:style-name="P3">They’re cheap. Really, really cheap.</text:p>
        </text:list-item>
        <text:list-item>
          <text:p text:style-name="P3">They’re very light.</text:p>
        </text:list-item>
        <text:list-item>
          <text:p text:style-name="P3">They’re easy to make.</text:p>
        </text:list-item>
        <text:list-item>
          <text:p text:style-name="P3">They require no special tools.</text:p>
        </text:list-item>
        <text:list-item>
          <text:p text:style-name="P3">They have no risk of air leakage since they don’t have long seams.</text:p>
        </text:list-item>
        <text:list-item>
          <text:p text:style-name="P3">They take up the same space as metal pipes.</text:p>
        </text:list-item>
        <text:list-item>
          <text:p text:style-name="P3">They are stronger than metal pipes, and aren’t as easily damaged. </text:p>
        </text:list-item>
        <text:list-item>
          <text:p text:style-name="P3">You can test your pipes before their completion to ensure they will sound.</text:p>
        </text:list-item>
      </text:list>
      <text:h text:style-name="P2" text:outline-level="2"><text:span text:style-name="T1">Making your first pipe</text:span></text:h>
      <text:p text:style-name="P4">Wicks suggests starting with <text:span text:style-name="T3">a pipe that sounds at G5. According to our scale, G5 has a speaking length (the length above the mouth of the pipe) of 8-1/2” and a diameter of 23/32”. </text:span><text:span text:style-name="T4">Don’t worry too much about getting the diameter of the pipe within a 1/32” tolerance. If you make it 3/4” or 11/16” it will make no audible difference in the finished product.</text:span></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ate Shannon</meta:initial-creator>
    <meta:creation-date>2023-02-25T14:05:16.800000000</meta:creation-date>
    <meta:generator>LibreOffice/7.5.0.3$Windows_X86_64 LibreOffice_project/c21113d003cd3efa8c53188764377a8272d9d6de</meta:generator>
    <dc:date>2023-02-26T18:04:16.453000000</dc:date>
    <dc:creator>Tate Shannon</dc:creator>
    <meta:editing-duration>PT7H47M36S</meta:editing-duration>
    <meta:editing-cycles>18</meta:editing-cycles>
    <meta:document-statistic meta:table-count="0" meta:image-count="0" meta:object-count="0" meta:page-count="1" meta:paragraph-count="12" meta:word-count="202" meta:character-count="1110" meta:non-whitespace-character-count="927"/>
  </office:meta>
</office:document-meta>
</file>